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c464" officeooo:paragraph-rsid="0000c4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llStack</text:p>
      <text:p text:style-name="P1">Terminar ejercicio guia <text:s/>1 html(Entregable).</text:p>
      <text:p text:style-name="P1">Hacer entregable Ejercicio N3 pag 4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s" fo:country="A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0:56:24.628153545</meta:creation-date>
    <dc:date>2024-05-13T20:57:45.927908951</dc:date>
    <meta:editing-duration>PT1M22S</meta:editing-duration>
    <meta:editing-cycles>1</meta:editing-cycles>
    <meta:document-statistic meta:table-count="0" meta:image-count="0" meta:object-count="0" meta:page-count="1" meta:paragraph-count="3" meta:word-count="12" meta:character-count="90" meta:non-whitespace-character-count="80"/>
    <meta:generator>LibreOffice/7.4.7.2$Linux_X86_64 LibreOffice_project/40$Build-2</meta:generator>
  </office:meta>
</office:document-meta>
</file>